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 fo:language="fr" fo:country="FR"/>
    </style:style>
    <style:style style:name="P2" style:parent-style-name="Standard" style:family="paragraph">
      <style:text-properties style:font-name="Cabin" fo:language="fr" fo:country="FR"/>
    </style:style>
    <style:style style:name="P3" style:parent-style-name="Standard" style:family="paragraph">
      <style:text-properties style:font-name="Cabin" fo:language="fr" fo:country="FR"/>
    </style:style>
    <style:style style:name="P4" style:parent-style-name="Standard" style:family="paragraph">
      <style:text-properties style:font-name="Cabin" fo:language="fr" fo:country="FR"/>
    </style:style>
    <style:style style:name="P5" style:parent-style-name="Standard" style:family="paragraph">
      <style:paragraph-properties fo:border="0.0034in solid #000000" fo:padding="0.0972in" style:shadow="none" fo:background-color="#9999FF"/>
    </style:style>
    <style:style style:name="T6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7" style:parent-style-name="Policepardéfaut" style:family="text">
      <style:text-properties style:font-name="Cabin" fo:language="fr" fo:country="FR"/>
    </style:style>
    <style:style style:name="P8" style:parent-style-name="Standard" style:family="paragraph">
      <style:paragraph-properties fo:border="0.0034in solid #000000" fo:padding="0.0972in" style:shadow="none" fo:background-color="#9999FF"/>
    </style:style>
    <style:style style:name="T9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Cabin" fo:language="fr" fo:country="FR"/>
    </style:style>
    <style:style style:name="P11" style:parent-style-name="Standard" style:family="paragraph">
      <style:text-properties style:font-name="Cabin" fo:language="fr" fo:country="FR"/>
    </style:style>
    <style:style style:name="P12" style:parent-style-name="Standard" style:family="paragraph">
      <style:text-properties style:font-name="Cabin" fo:language="fr" fo:country="FR"/>
    </style:style>
    <style:style style:name="P13" style:parent-style-name="Standard" style:family="paragraph">
      <style:text-properties style:font-name="Cabin" fo:language="fr" fo:country="FR"/>
    </style:style>
    <style:style style:name="P14" style:parent-style-name="Standard" style:family="paragraph">
      <style:paragraph-properties fo:border="0.0034in solid #000000" fo:padding="0.0972in" style:shadow="none" fo:background-color="#B2B2B2"/>
      <style:text-properties style:font-name="Cabin" fo:font-weight="bold" style:font-weight-asian="bold" style:font-weight-complex="bold" fo:language="fr" fo:country="FR"/>
    </style:style>
    <style:style style:name="P15" style:parent-style-name="Standard" style:family="paragraph">
      <style:text-properties style:font-name="Cabin" fo:language="fr" fo:country="FR"/>
    </style:style>
    <style:style style:name="P16" style:parent-style-name="Standard" style:family="paragraph">
      <style:text-properties style:font-name="Cabin" fo:language="fr" fo:country="FR"/>
    </style:style>
    <style:style style:name="P17" style:parent-style-name="Standard" style:family="paragraph">
      <style:text-properties style:font-name="Cabin" fo:language="fr" fo:country="FR"/>
    </style:style>
    <style:style style:name="P18" style:parent-style-name="Standard" style:family="paragraph">
      <style:text-properties style:font-name="Cabin" fo:language="fr" fo:country="FR"/>
    </style:style>
    <style:style style:name="P19" style:parent-style-name="Standard" style:family="paragraph">
      <style:text-properties style:font-name="Cabin" fo:language="fr" fo:country="FR"/>
    </style:style>
    <style:style style:name="P20" style:parent-style-name="Standard" style:family="paragraph">
      <style:paragraph-properties fo:text-align="justify"/>
      <style:text-properties style:font-name="Cabin" fo:language="fr" fo:country="FR"/>
    </style:style>
    <style:style style:name="P2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2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27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 fo:hyphenate="true"/>
    </style:style>
    <style:style style:name="P2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5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fr" style:country-asian="FR" style:language-complex="ar" style:country-complex="SA"/>
    </style:style>
    <style:style style:name="T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9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6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4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6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7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9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9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0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0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0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0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0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0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0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1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31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3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3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3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3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4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4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4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5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58" style:parent-style-name="Standard" style:family="paragraph">
      <style:paragraph-properties fo:text-align="justify"/>
      <style:text-properties style:font-name="Cabin" fo:language="fr" fo:country="FR"/>
    </style:style>
    <style:style style:name="P159" style:parent-style-name="Standard" style:family="paragraph">
      <style:paragraph-properties fo:text-align="justify"/>
    </style:style>
    <style:style style:name="T160" style:parent-style-name="Policepardéfaut" style:family="text">
      <style:text-properties style:font-name="Cabin" fo:language="fr" fo:country="FR"/>
    </style:style>
    <style:style style:name="T161" style:parent-style-name="Policepardéfaut" style:family="text">
      <style:text-properties style:font-name="Cabin" fo:language="fr" fo:country="FR"/>
    </style:style>
    <style:style style:name="T162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163" style:parent-style-name="Policepardéfaut" style:family="text">
      <style:text-properties style:font-name="Cabin" fo:language="fr" fo:country="FR"/>
    </style:style>
    <style:style style:name="P16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65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66" style:parent-style-name="Standard" style:family="paragraph">
      <style:paragraph-properties fo:text-align="justify"/>
      <style:text-properties style:font-name="Cabin" fo:language="fr" fo:country="FR"/>
    </style:style>
    <style:style style:name="P167" style:parent-style-name="Standard" style:family="paragraph">
      <style:paragraph-properties fo:text-align="justify"/>
      <style:text-properties style:font-name="Cabin" fo:language="fr" fo:country="FR"/>
    </style:style>
    <style:style style:name="P168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6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70" style:parent-style-name="Standard" style:family="paragraph">
      <style:paragraph-properties fo:text-align="justify"/>
      <style:text-properties style:font-name="Cabin" fo:language="fr" fo:country="FR"/>
    </style:style>
    <style:style style:name="P171" style:parent-style-name="Standard" style:family="paragraph">
      <style:paragraph-properties fo:text-align="justify"/>
    </style:style>
    <style:style style:name="T172" style:parent-style-name="Policepardéfaut" style:family="text">
      <style:text-properties style:font-name="Cabin" fo:language="fr" fo:country="FR"/>
    </style:style>
    <style:style style:name="T173" style:parent-style-name="Policepardéfaut" style:family="text">
      <style:text-properties style:font-name="Courier" fo:language="fr" fo:country="FR"/>
    </style:style>
    <style:style style:name="T174" style:parent-style-name="Policepardéfaut" style:family="text">
      <style:text-properties style:font-name="Cabin" fo:language="fr" fo:country="FR"/>
    </style:style>
    <style:style style:name="T175" style:parent-style-name="Policepardéfaut" style:family="text">
      <style:text-properties style:font-name="Cabin" fo:language="fr" fo:country="FR"/>
    </style:style>
    <style:style style:name="P176" style:parent-style-name="Standard" style:family="paragraph">
      <style:paragraph-properties fo:text-align="justify"/>
      <style:text-properties style:font-name="Cabin" fo:language="fr" fo:country="FR"/>
    </style:style>
    <style:style style:name="P177" style:parent-style-name="Standard" style:family="paragraph">
      <style:paragraph-properties fo:text-align="justify"/>
    </style:style>
    <style:style style:name="T178" style:parent-style-name="Policepardéfaut" style:family="text">
      <style:text-properties style:font-name="Cabin"/>
    </style:style>
    <style:style style:name="T179" style:parent-style-name="Policepardéfaut" style:family="text">
      <style:text-properties style:font-name="Courier"/>
    </style:style>
    <style:style style:name="P18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8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8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8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8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8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9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9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93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9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9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9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05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07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0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09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11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13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1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1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1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2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22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22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2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2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2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2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3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23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235" style:parent-style-name="Standard" style:family="paragraph">
      <style:paragraph-properties fo:text-align="justify"/>
      <style:text-properties style:font-name="Cabin" fo:language="fr" fo:country="FR"/>
    </style:style>
    <style:style style:name="P236" style:parent-style-name="Standard" style:family="paragraph">
      <style:paragraph-properties fo:text-align="justify"/>
      <style:text-properties style:font-name="Cabin" fo:language="fr" fo:country="FR"/>
    </style:style>
    <style:style style:name="P237" style:parent-style-name="Standard" style:family="paragraph">
      <style:paragraph-properties fo:text-align="justify"/>
      <style:text-properties style:font-name="Cabin" fo:language="fr" fo:country="FR"/>
    </style:style>
    <style:style style:name="P238" style:parent-style-name="Standard" style:family="paragraph">
      <style:paragraph-properties fo:text-align="justify"/>
      <style:text-properties style:font-name="Cabin" fo:language="fr" fo:country="FR"/>
    </style:style>
    <style:style style:name="P239" style:parent-style-name="Standard" style:family="paragraph">
      <style:paragraph-properties fo:text-align="justify"/>
      <style:text-properties style:font-name="Cabin"/>
    </style:style>
    <style:style style:name="P24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4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4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4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4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24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5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5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5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53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25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5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6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2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62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6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66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6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7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2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8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8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8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8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8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8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92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2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9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9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9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9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3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0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0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0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09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3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1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1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1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1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1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1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3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2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2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P32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32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3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3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36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33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341" style:parent-style-name="Standard" style:family="paragraph">
      <style:paragraph-properties fo:text-align="justify"/>
      <style:text-properties style:font-name="Cabin" fo:language="fr" fo:country="FR"/>
    </style:style>
    <style:style style:name="P342" style:parent-style-name="Standard" style:family="paragraph">
      <style:paragraph-properties fo:text-align="justify"/>
      <style:text-properties style:font-name="Cabin" fo:language="fr" fo:country="FR"/>
    </style:style>
    <style:style style:name="P343" style:parent-style-name="Standard" style:family="paragraph">
      <style:paragraph-properties fo:border="0.0034in solid #000000" fo:padding="0.0138in" style:shadow="none" fo:background-color="#EEEEEE"/>
      <style:text-properties style:font-name="Cabin"/>
    </style:style>
    <style:style style:name="P344" style:parent-style-name="Standard" style:family="paragraph">
      <style:paragraph-properties fo:border="0.0034in solid #000000" fo:padding="0.0138in" style:shadow="none" fo:background-color="#EEEEEE"/>
      <style:text-properties style:font-name="Cabin"/>
    </style:style>
    <style:style style:name="P345" style:parent-style-name="Standard" style:family="paragraph">
      <style:paragraph-properties fo:border="0.0034in solid #000000" fo:padding="0.0138in" style:shadow="none" fo:background-color="#EEEEEE"/>
      <style:text-properties style:font-name="Cabin"/>
    </style:style>
    <style:style style:name="P346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347" style:parent-style-name="Standard" style:family="paragraph">
      <style:paragraph-properties fo:text-align="justify"/>
      <style:text-properties style:font-name="Cabin" fo:language="fr" fo:country="FR"/>
    </style:style>
    <style:style style:name="P348" style:parent-style-name="Standard" style:family="paragraph">
      <style:paragraph-properties fo:text-align="justify"/>
      <style:text-properties style:font-name="Cabin" fo:language="fr" fo:country="FR"/>
    </style:style>
    <style:style style:name="P349" style:parent-style-name="Standard" style:family="paragraph">
      <style:paragraph-properties fo:text-align="justify"/>
      <style:text-properties style:font-name="Cabin" fo:language="fr" fo:country="FR"/>
    </style:style>
    <style:style style:name="P350" style:parent-style-name="Standard" style:family="paragraph">
      <style:paragraph-properties fo:text-align="justify"/>
      <style:text-properties style:font-name="Cabin" fo:language="fr" fo:country="FR"/>
    </style:style>
    <style:style style:name="P351" style:parent-style-name="Standard" style:family="paragraph">
      <style:paragraph-properties fo:text-align="justify"/>
      <style:text-properties style:font-name="Cabin" fo:language="fr" fo:country="FR"/>
    </style:style>
    <style:style style:name="P35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5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5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5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6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6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6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6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66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36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37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7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7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7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7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7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3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7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8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8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38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8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8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9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3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9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0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0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0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0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0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0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0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0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1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1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1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1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2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2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2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2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3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3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3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3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3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3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4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4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44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45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4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4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4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5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4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5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456" style:parent-style-name="Standard" style:family="paragraph">
      <style:paragraph-properties fo:text-align="justify"/>
    </style:style>
    <style:style style:name="T457" style:parent-style-name="Policepardéfaut" style:family="text">
      <style:text-properties style:font-name="Courier" fo:language="fr" fo:country="FR"/>
    </style:style>
    <style:style style:name="P458" style:parent-style-name="Standard" style:family="paragraph">
      <style:paragraph-properties fo:text-align="justify"/>
      <style:text-properties style:font-name="Cabin" fo:language="fr" fo:country="FR"/>
    </style:style>
    <style:style style:name="P45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6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6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6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6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6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4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7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72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47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7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7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7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7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8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84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86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88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8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90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9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92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9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9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9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0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0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50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0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0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464B5D" style:letter-kerning="false" fo:font-size="10.5pt" style:font-size-asian="10.5pt" style:font-size-complex="10.5pt" style:language-asian="fr" style:country-asian="FR" style:language-complex="ar" style:country-complex="SA"/>
    </style:style>
    <style:style style:name="P50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0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1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51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1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51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1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1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1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2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52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2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24" style:parent-style-name="Standard" style:family="paragraph">
      <style:paragraph-properties fo:text-align="justify"/>
      <style:text-properties style:font-name="Cabin" fo:language="fr" fo:country="FR"/>
    </style:style>
    <style:style style:name="P525" style:parent-style-name="Standard" style:family="paragraph">
      <style:paragraph-properties fo:text-align="justify"/>
      <style:text-properties style:font-name="Cabin" fo:language="fr" fo:country="FR"/>
    </style:style>
    <style:style style:name="P526" style:parent-style-name="Standard" style:family="paragraph">
      <style:paragraph-properties fo:text-align="justify"/>
      <style:text-properties style:font-name="Cabin" fo:language="fr" fo:country="FR"/>
    </style:style>
    <style:style style:name="P527" style:parent-style-name="Standard" style:family="paragraph">
      <style:text-properties style:font-name="Cabin" fo:language="fr" fo:country="FR"/>
    </style:style>
    <style:style style:name="P528" style:parent-style-name="Standard" style:family="paragraph">
      <style:paragraph-properties fo:text-align="justify"/>
      <style:text-properties style:font-name="Cabin" fo:language="fr" fo:country="FR"/>
    </style:style>
    <style:style style:name="P52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3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3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3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3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3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53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4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4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43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54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4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49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5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5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5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5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5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5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5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6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6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56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7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7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7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7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7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57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7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8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8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5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58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8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92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5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9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9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0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0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0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0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0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0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0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1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1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2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2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2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2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2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2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2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2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3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3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3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3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3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3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63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4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4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4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5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5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5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5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6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6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66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7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67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7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67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67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8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8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8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68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8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9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6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69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0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0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0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0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0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0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70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0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1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1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1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1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1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1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1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72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2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2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2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72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729" style:parent-style-name="Standard" style:family="paragraph">
      <style:paragraph-properties fo:text-align="justify"/>
      <style:text-properties style:font-name="Cabin" fo:language="fr" fo:country="FR"/>
    </style:style>
    <style:style style:name="P730" style:parent-style-name="Standard" style:family="paragraph">
      <style:paragraph-properties fo:text-align="justify"/>
      <style:text-properties style:font-name="Cabin" fo:language="fr" fo:country="FR"/>
    </style:style>
    <style:style style:name="P73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3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3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3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3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39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1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3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5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7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4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74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75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5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57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75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59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76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61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76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63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76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65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7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76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7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7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7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77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77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8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8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8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8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78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7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9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9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79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0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0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0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0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09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8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1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1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1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17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1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81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2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2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2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23" style:parent-style-name="Standard" style:family="paragraph">
      <style:paragraph-properties fo:text-align="justify"/>
      <style:text-properties style:font-name="Cabin" fo:language="fr" fo:country="FR"/>
    </style:style>
    <style:style style:name="P824" style:parent-style-name="Standard" style:family="paragraph">
      <style:paragraph-properties fo:text-align="justify"/>
      <style:text-properties style:font-name="Cabin" fo:language="fr" fo:country="FR"/>
    </style:style>
    <style:style style:name="P825" style:parent-style-name="Standard" style:family="paragraph">
      <style:text-properties style:font-name="Cabin" fo:language="fr" fo:country="FR"/>
    </style:style>
    <style:style style:name="P826" style:parent-style-name="Standard" style:family="paragraph">
      <style:text-properties style:font-name="Cabin" fo:language="fr" fo:country="FR"/>
    </style:style>
    <style:style style:name="P827" style:parent-style-name="Standard" style:family="paragraph">
      <style:text-properties style:font-name="Cabin" fo:language="fr" fo:country="FR"/>
    </style:style>
    <style:style style:name="P828" style:parent-style-name="Standard" style:family="paragraph">
      <style:paragraph-properties fo:text-align="justify"/>
      <style:text-properties style:font-name="Cabin" fo:language="fr" fo:country="FR"/>
    </style:style>
    <style:style style:name="P82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3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3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3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3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83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3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42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8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4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4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4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50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85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5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5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5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5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5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6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6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6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86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7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87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7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7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7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87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879" style:parent-style-name="Standard" style:family="paragraph">
      <style:paragraph-properties fo:text-align="justify"/>
      <style:text-properties style:font-name="Cabin" fo:language="fr" fo:country="FR"/>
    </style:style>
    <style:style style:name="P880" style:parent-style-name="Standard" style:family="paragraph">
      <style:paragraph-properties fo:text-align="justify"/>
      <style:text-properties style:font-name="Cabin" fo:language="fr" fo:country="FR"/>
    </style:style>
    <style:style style:name="P88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8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8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8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0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2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89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90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901" style:parent-style-name="Standard" style:family="paragraph">
      <style:paragraph-properties fo:text-align="justify"/>
      <style:text-properties style:font-name="Cabin" fo:language="fr" fo:country="FR"/>
    </style:style>
    <style:style style:name="P902" style:parent-style-name="Standard" style:family="paragraph">
      <style:paragraph-properties fo:text-align="justify"/>
      <style:text-properties style:font-name="Cabin" fo:language="fr" fo:country="FR"/>
    </style:style>
    <style:style style:name="P903" style:parent-style-name="Standard" style:family="paragraph">
      <style:paragraph-properties fo:text-align="justify"/>
    </style:style>
    <style:style style:name="T904" style:parent-style-name="Policepardéfaut" style:family="text">
      <style:text-properties style:font-name="Cabin" fo:language="fr" fo:country="FR"/>
    </style:style>
    <style:style style:name="T905" style:parent-style-name="Policepardéfaut" style:family="text">
      <style:text-properties style:font-name="Cabin" fo:language="fr" fo:country="FR"/>
    </style:style>
    <style:style style:name="T906" style:parent-style-name="Policepardéfaut" style:family="text">
      <style:text-properties style:font-name="Courier" fo:language="fr" fo:country="FR"/>
    </style:style>
    <style:style style:name="T907" style:parent-style-name="Policepardéfaut" style:family="text">
      <style:text-properties style:font-name="Cabin" fo:language="fr" fo:country="FR"/>
    </style:style>
    <style:style style:name="P908" style:parent-style-name="Standard" style:family="paragraph">
      <style:paragraph-properties fo:text-align="justify"/>
      <style:text-properties style:font-name="Cabin" fo:language="fr" fo:country="FR"/>
    </style:style>
    <style:style style:name="P909" style:parent-style-name="Standard" style:family="paragraph">
      <style:paragraph-properties fo:text-align="justify"/>
      <style:text-properties style:font-name="Cabin" fo:language="fr" fo:country="FR"/>
    </style:style>
    <style:style style:name="P91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91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912" style:parent-style-name="Standard" style:family="paragraph">
      <style:paragraph-properties fo:text-align="justify"/>
      <style:text-properties style:font-name="Cabin" fo:language="fr" fo:country="FR"/>
    </style:style>
    <style:style style:name="P913" style:parent-style-name="Standard" style:family="paragraph">
      <style:paragraph-properties fo:text-align="justify"/>
      <style:text-properties style:font-name="Cabin" fo:language="fr" fo:country="FR"/>
    </style:style>
    <style:style style:name="P914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915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916" style:parent-style-name="Standard" style:family="paragraph">
      <style:paragraph-properties fo:text-align="justify"/>
      <style:text-properties style:font-name="Cabin" fo:language="fr" fo:country="FR"/>
    </style:style>
    <style:style style:name="P917" style:parent-style-name="Standard" style:family="paragraph">
      <style:paragraph-properties fo:text-align="justify"/>
      <style:text-properties style:font-name="Cabin" fo:language="fr" fo:country="FR"/>
    </style:style>
    <style:style style:name="P918" style:parent-style-name="Standard" style:family="paragraph">
      <style:text-properties style:font-name="Cabin" fo:font-weight="bold" style:font-weight-asian="bold" style:font-weight-complex="bold" fo:language="fr" fo:country="FR"/>
    </style:style>
    <style:style style:name="P919" style:parent-style-name="Standard" style:family="paragraph">
      <style:paragraph-properties fo:border="0.0034in solid #000000" fo:padding="0.0972in" style:shadow="none" fo:background-color="#9999FF"/>
      <style:text-properties style:font-name="Cabin" fo:font-weight="bold" style:font-weight-asian="bold" style:font-weight-complex="bold" fo:language="fr" fo:country="FR"/>
    </style:style>
    <style:style style:name="P920" style:parent-style-name="Standard" style:family="paragraph">
      <style:paragraph-properties fo:border="0.0034in solid #000000" fo:padding="0.0972in" style:shadow="none" fo:background-color="#9999FF"/>
      <style:text-properties style:font-name="Cabin" fo:font-weight="bold" style:font-weight-asian="bold" style:font-weight-complex="bold" fo:language="fr" fo:country="FR"/>
    </style:style>
    <style:style style:name="P921" style:parent-style-name="Standard" style:family="paragraph">
      <style:paragraph-properties fo:border="0.0034in solid #000000" fo:padding="0.0972in" style:shadow="none" fo:background-color="#9999FF"/>
    </style:style>
    <style:style style:name="T922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P923" style:parent-style-name="Standard" style:family="paragraph">
      <style:paragraph-properties fo:border="0.0034in solid #000000" fo:padding="0.0972in" style:shadow="none" fo:background-color="#9999FF"/>
    </style:style>
    <style:style style:name="T924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925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P926" style:parent-style-name="Standard" style:family="paragraph">
      <style:text-properties style:font-name="Cabin" fo:language="fr" fo:country="FR"/>
    </style:style>
    <style:style style:name="P927" style:parent-style-name="Standard" style:family="paragraph">
      <style:paragraph-properties fo:text-align="justify"/>
      <style:text-properties style:font-name="Cabin" fo:language="fr" fo:country="FR"/>
    </style:style>
  </office:automatic-styles>
  <office:body>
    <office:text text:use-soft-page-breaks="true">
      <text:p text:style-name="P1">Programmation Java @ App3</text:p>
      <text:p text:style-name="P2">Polytech Paris-Sud | 2019-20</text:p>
      <text:p text:style-name="P3"/>
      <text:p text:style-name="P4"/>
      <text:p text:style-name="P5"><text:span text:style-name="T6">Nom :</text:span><text:span text:style-name="T7"><text:s/>Kerautret</text:span></text:p>
      <text:p text:style-name="P8"><text:span text:style-name="T9">Prénom :</text:span><text:span text:style-name="T10"><text:s/>Steven Kerautret</text:span></text:p>
      <text:p text:style-name="P11"/>
      <text:p text:style-name="P12"/>
      <text:p text:style-name="P13"/>
      <text:p text:style-name="P14">Exercice 2</text:p>
      <text:p text:style-name="P15"/>
      <text:p text:style-name="P16"/>
      <text:p text:style-name="P17">Vous allez développer une classe utilitaire en Java permettant de réaliser divers traitements sur des tableaux<text:s/>d’entiers.</text:p>
      <text:p text:style-name="P18"/>
      <text:p text:style-name="P19">1. Créez une classe au nom approprié dans un package pertinent. Ajoutez une méthode statique à votre classe permettant de créer un tableau d’entiers (int[]) à partir d’un tableau de chaı̂nes de caractères (String[]).</text:p>
      <text:p text:style-name="P20">#2.1.1 code de la classe</text:p>
      <text:p text:style-name="P21"><text:span text:style-name="T22">pa</text:span><text:span text:style-name="T23">ckage</text:span><text:span text:style-name="T24"> </text:span><text:span text:style-name="T25">tableau</text:span><text:span text:style-name="T26">;</text:span></text:p>
      <text:p text:style-name="P27"/>
      <text:p text:style-name="P28"><text:span text:style-name="T29">public</text:span><text:span text:style-name="T30"> </text:span><text:span text:style-name="T31">final</text:span><text:span text:style-name="T32"> </text:span><text:span text:style-name="T33">class</text:span><text:span text:style-name="T34"> </text:span><text:span text:style-name="T35">App</text:span><text:span text:style-name="T36"> </text:span><text:span text:style-name="T37">{</text:span></text:p>
      <text:p text:style-name="P38"><text:span text:style-name="T39">    </text:span><text:span text:style-name="T40">private</text:span><text:span text:style-name="T41"> </text:span><text:span text:style-name="T42">App</text:span><text:span text:style-name="T43">()</text:span><text:span text:style-name="T44"> </text:span><text:span text:style-name="T45">{</text:span></text:p>
      <text:p text:style-name="P46"><text:span text:style-name="T47">    </text:span><text:span text:style-name="T48">}</text:span></text:p>
      <text:p text:style-name="P49"/>
      <text:p text:style-name="P50"><text:span text:style-name="T51">    </text:span><text:span text:style-name="T52">public</text:span><text:span text:style-name="T53"> </text:span><text:span text:style-name="T54">static</text:span><text:span text:style-name="T55"> </text:span><text:span text:style-name="T56">int</text:span><text:span text:style-name="T57">[]</text:span><text:span text:style-name="T58"> </text:span><text:span text:style-name="T59">convertTab</text:span><text:span text:style-name="T60">(</text:span><text:span text:style-name="T61">String</text:span><text:span text:style-name="T62">[]</text:span><text:span text:style-name="T63"> </text:span><text:span text:style-name="T64">tab</text:span><text:span text:style-name="T65">)</text:span><text:span text:style-name="T66"> </text:span><text:span text:style-name="T67">throws</text:span><text:span text:style-name="T68"> </text:span><text:span text:style-name="T69">NumberFormatException</text:span><text:span text:style-name="T70">{</text:span></text:p>
      <text:p text:style-name="P71"><text:span text:style-name="T72">        </text:span><text:span text:style-name="T73">int</text:span><text:span text:style-name="T74">[]</text:span><text:span text:style-name="T75"> integerTab </text:span><text:span text:style-name="T76">=</text:span><text:span text:style-name="T77"> </text:span><text:span text:style-name="T78">new</text:span><text:span text:style-name="T79"> </text:span><text:span text:style-name="T80">int</text:span><text:span text:style-name="T81">[</text:span><text:span text:style-name="T82">tab</text:span><text:span text:style-name="T83">.</text:span><text:span text:style-name="T84">length</text:span><text:span text:style-name="T85">];</text:span></text:p>
      <text:p text:style-name="P86"><text:span text:style-name="T87">        </text:span><text:span text:style-name="T88">for</text:span><text:span text:style-name="T89"> </text:span><text:span text:style-name="T90">(</text:span><text:span text:style-name="T91">int</text:span><text:span text:style-name="T92"> i</text:span><text:span text:style-name="T93">=</text:span><text:span text:style-name="T94">0</text:span><text:span text:style-name="T95">;</text:span><text:span text:style-name="T96"> i</text:span><text:span text:style-name="T97">&lt;</text:span><text:span text:style-name="T98">tab</text:span><text:span text:style-name="T99">.</text:span><text:span text:style-name="T100">length</text:span><text:span text:style-name="T101">;</text:span><text:span text:style-name="T102"> i</text:span><text:span text:style-name="T103">++</text:span><text:span text:style-name="T104">){</text:span></text:p>
      <text:p text:style-name="P105"><text:span text:style-name="T106">            </text:span><text:span text:style-name="T107">try</text:span><text:span text:style-name="T108">{</text:span></text:p>
      <text:p text:style-name="P109"><text:span text:style-name="T110">                integerTab</text:span><text:span text:style-name="T111">[</text:span><text:span text:style-name="T112">i</text:span><text:span text:style-name="T113">]</text:span><text:span text:style-name="T114"> </text:span><text:span text:style-name="T115">=</text:span><text:span text:style-name="T116"> Integer</text:span><text:span text:style-name="T117">.</text:span><text:span text:style-name="T118">valueOf</text:span><text:span text:style-name="T119">(</text:span><text:span text:style-name="T120">tab</text:span><text:span text:style-name="T121">[</text:span><text:span text:style-name="T122">i</text:span><text:span text:style-name="T123">]);</text:span></text:p>
      <text:p text:style-name="P124"><text:span text:style-name="T125">            </text:span><text:span text:style-name="T126">}</text:span><text:span text:style-name="T127">catch</text:span><text:span text:style-name="T128">(</text:span><text:span text:style-name="T129">NumberFormatException</text:span><text:span text:style-name="T130"> </text:span><text:span text:style-name="T131">e</text:span><text:span text:style-name="T132">){</text:span></text:p>
      <text:p text:style-name="P133"><text:span text:style-name="T134">                System</text:span><text:span text:style-name="T135">.</text:span><text:span text:style-name="T136">out</text:span><text:span text:style-name="T137">.</text:span><text:span text:style-name="T138">println</text:span><text:span text:style-name="T139">(</text:span><text:span text:style-name="T140">e</text:span><text:span text:style-name="T141">);</text:span></text:p>
      <text:p text:style-name="P142"><text:span text:style-name="T143">            </text:span><text:span text:style-name="T144">}</text:span></text:p>
      <text:p text:style-name="P145"><text:span text:style-name="T146">        </text:span><text:span text:style-name="T147">}</text:span></text:p>
      <text:p text:style-name="P148"><text:span text:style-name="T149">        </text:span><text:span text:style-name="T150">return</text:span><text:span text:style-name="T151"> integerTab</text:span><text:span text:style-name="T152">;</text:span></text:p>
      <text:p text:style-name="P153"><text:span text:style-name="T154">    </text:span><text:span text:style-name="T155">}</text:span></text:p>
      <text:p text:style-name="P156"><text:span text:style-name="T157">}</text:span></text:p>
      <text:p text:style-name="P158"/>
      <text:p text:style-name="P159"><text:span text:style-name="T160">#2.1.2 Pourquoi est-il utile<text:s/></text:span><text:span text:style-name="T161">d'associer notre classe à un<text:s/></text:span><text:span text:style-name="T162">package</text:span><text:span text:style-name="T163"><text:s/>?</text:span></text:p>
      <text:p text:style-name="P164">Pour l’utiliser dans d’autres classes du même package</text:p>
      <text:p text:style-name="P165"/>
      <text:p text:style-name="P166"/>
      <text:p text:style-name="P167">#2.1.3 Comment la méthode de conversion doit-elle se comporter en cas de problème de conversion, i.e. si une des chaı̂nes du tableau ne peut pas être<text:s/>convertie en entier à l’exécution ?</text:p>
      <text:p text:style-name="P168">La méthode throw une exception pour contourner l’erreur</text:p>
      <text:p text:style-name="P169"/>
      <text:p text:style-name="P170"/>
      <text:soft-page-break/>
      <text:p text:style-name="P171"><text:span text:style-name="T172">2. Ajoutez une méthode<text:s/></text:span><text:span text:style-name="T173">main</text:span><text:span text:style-name="T174"><text:s/>à cette classe pour tester la méthode précédente en lui transmettant le tableau de paramètres<text:s/></text:span><text:span text:style-name="T175"><text:tab/></text:span></text:p>
      <text:p text:style-name="P176"/>
      <text:p text:style-name="P177"><text:span text:style-name="T178">#2.2.1 méthode<text:s/></text:span><text:span text:style-name="T179">main</text:span></text:p>
      <text:p text:style-name="P180"><text:span text:style-name="T181">    </text:span><text:span text:style-name="T182">public</text:span><text:span text:style-name="T183"> </text:span><text:span text:style-name="T184">static</text:span><text:span text:style-name="T185"> </text:span><text:span text:style-name="T186">void</text:span><text:span text:style-name="T187"> </text:span><text:span text:style-name="T188">main</text:span><text:span text:style-name="T189">(</text:span><text:span text:style-name="T190">String</text:span><text:span text:style-name="T191">[]</text:span><text:span text:style-name="T192"> </text:span><text:span text:style-name="T193">args</text:span><text:span text:style-name="T194">)</text:span><text:span text:style-name="T195"> </text:span><text:span text:style-name="T196">{</text:span></text:p>
      <text:p text:style-name="P197"><text:span text:style-name="T198">        </text:span><text:span text:style-name="T199">String</text:span><text:span text:style-name="T200">[]</text:span><text:span text:style-name="T201"> tab </text:span><text:span text:style-name="T202">=</text:span><text:span text:style-name="T203"> </text:span><text:span text:style-name="T204">{"</text:span><text:span text:style-name="T205">1</text:span><text:span text:style-name="T206">","</text:span><text:span text:style-name="T207">2</text:span><text:span text:style-name="T208">","</text:span><text:span text:style-name="T209">123</text:span><text:span text:style-name="T210">","</text:span><text:span text:style-name="T211">ok</text:span><text:span text:style-name="T212">","</text:span><text:span text:style-name="T213">23</text:span><text:span text:style-name="T214">"};</text:span></text:p>
      <text:p text:style-name="P215"><text:span text:style-name="T216">        </text:span><text:span text:style-name="T217">int</text:span><text:span text:style-name="T218">[]</text:span><text:span text:style-name="T219"> intTab </text:span><text:span text:style-name="T220">=</text:span><text:span text:style-name="T221"> </text:span><text:span text:style-name="T222">convertTab</text:span><text:span text:style-name="T223">(</text:span><text:span text:style-name="T224">tab</text:span><text:span text:style-name="T225">);</text:span></text:p>
      <text:p text:style-name="P226"><text:span text:style-name="T227">        </text:span><text:span text:style-name="T228">showTab</text:span><text:span text:style-name="T229">(</text:span><text:span text:style-name="T230">intTab</text:span><text:span text:style-name="T231">);</text:span></text:p>
      <text:p text:style-name="P232"><text:span text:style-name="T233">    </text:span><text:span text:style-name="T234">}</text:span></text:p>
      <text:p text:style-name="P235"/>
      <text:p text:style-name="P236"/>
      <text:p text:style-name="P237">3. Ajoutez une méthode de classe affichant le contenu d’un tableau d’entiers passé en<text:s/>paramètres.</text:p>
      <text:p text:style-name="P238"/>
      <text:p text:style-name="P239">#2.3.1 méthode ajoutée</text:p>
      <text:p text:style-name="P240"><text:span text:style-name="T241">    </text:span><text:span text:style-name="T242">public</text:span><text:span text:style-name="T243"> </text:span><text:span text:style-name="T244">static</text:span><text:span text:style-name="T245"> </text:span><text:span text:style-name="T246">void</text:span><text:span text:style-name="T247"> </text:span><text:span text:style-name="T248">showTab</text:span><text:span text:style-name="T249">(</text:span><text:span text:style-name="T250">int</text:span><text:span text:style-name="T251">[]</text:span><text:span text:style-name="T252"> </text:span><text:span text:style-name="T253">intTab</text:span><text:span text:style-name="T254">){</text:span></text:p>
      <text:p text:style-name="P255"><text:span text:style-name="T256">        System</text:span><text:span text:style-name="T257">.</text:span><text:span text:style-name="T258">out</text:span><text:span text:style-name="T259">.</text:span><text:span text:style-name="T260">print</text:span><text:span text:style-name="T261">("</text:span><text:span text:style-name="T262">[</text:span><text:span text:style-name="T263">");</text:span></text:p>
      <text:p text:style-name="P264"><text:span text:style-name="T265">        </text:span><text:span text:style-name="T266">for</text:span><text:span text:style-name="T267">(</text:span><text:span text:style-name="T268">int</text:span><text:span text:style-name="T269"> i</text:span><text:span text:style-name="T270">=</text:span><text:span text:style-name="T271">0</text:span><text:span text:style-name="T272">;</text:span><text:span text:style-name="T273"> i</text:span><text:span text:style-name="T274">&lt;</text:span><text:span text:style-name="T275">intTab</text:span><text:span text:style-name="T276">.</text:span><text:span text:style-name="T277">length</text:span><text:span text:style-name="T278">;</text:span><text:span text:style-name="T279"> i</text:span><text:span text:style-name="T280">++</text:span><text:span text:style-name="T281">){</text:span></text:p>
      <text:p text:style-name="P282"><text:span text:style-name="T283">            </text:span><text:span text:style-name="T284">if</text:span><text:span text:style-name="T285">(</text:span><text:span text:style-name="T286">i</text:span><text:span text:style-name="T287">!=</text:span><text:span text:style-name="T288">intTab</text:span><text:span text:style-name="T289">.</text:span><text:span text:style-name="T290">length</text:span><text:span text:style-name="T291">-</text:span><text:span text:style-name="T292">1</text:span><text:span text:style-name="T293">)</text:span></text:p>
      <text:p text:style-name="P294"><text:span text:style-name="T295">                System</text:span><text:span text:style-name="T296">.</text:span><text:span text:style-name="T297">out</text:span><text:span text:style-name="T298">.</text:span><text:span text:style-name="T299">print</text:span><text:span text:style-name="T300">(</text:span><text:span text:style-name="T301">intTab</text:span><text:span text:style-name="T302">[</text:span><text:span text:style-name="T303">i</text:span><text:span text:style-name="T304">]</text:span><text:span text:style-name="T305"> </text:span><text:span text:style-name="T306">+</text:span><text:span text:style-name="T307"> </text:span><text:span text:style-name="T308">"</text:span><text:span text:style-name="T309">,</text:span><text:span text:style-name="T310">");</text:span></text:p>
      <text:p text:style-name="P311"><text:span text:style-name="T312">            </text:span><text:span text:style-name="T313">else</text:span></text:p>
      <text:p text:style-name="P314"><text:span text:style-name="T315">                System</text:span><text:span text:style-name="T316">.</text:span><text:span text:style-name="T317">out</text:span><text:span text:style-name="T318">.</text:span><text:span text:style-name="T319">print</text:span><text:span text:style-name="T320">(</text:span><text:span text:style-name="T321">intTab</text:span><text:span text:style-name="T322">[</text:span><text:span text:style-name="T323">i</text:span><text:span text:style-name="T324">]);</text:span><text:span text:style-name="T325">   </text:span></text:p>
      <text:p text:style-name="P326"><text:span text:style-name="T327">        </text:span><text:span text:style-name="T328">}</text:span></text:p>
      <text:p text:style-name="P329"><text:span text:style-name="T330">        System</text:span><text:span text:style-name="T331">.</text:span><text:span text:style-name="T332">out</text:span><text:span text:style-name="T333">.</text:span><text:span text:style-name="T334">print</text:span><text:span text:style-name="T335">("</text:span><text:span text:style-name="T336">]</text:span><text:span text:style-name="T337">\n");</text:span></text:p>
      <text:p text:style-name="P338"><text:span text:style-name="T339">    </text:span><text:span text:style-name="T340">}</text:span></text:p>
      <text:p text:style-name="P341"/>
      <text:p text:style-name="P342">#2.3.2 Que se passe-t-il au niveau de la machine virtuelle en cas de dépassement de lecture des éléments d’un tableau, par exemple dans la<text:s/>méthode précédente ? Pourquoi ceci n’a-t-il pas mené à une erreur de compilation ?</text:p>
      <text:p text:style-name="P343">Exception in thread "main" java.lang.ArrayIndexOutOfBoundsException: 5</text:p>
      <text:p text:style-name="P344"><text:s text:c="8"/>at tableau.App.showTab(App.java:15)</text:p>
      <text:p text:style-name="P345"><text:s text:c="8"/>at tableau.App.main(App.java:10)</text:p>
      <text:p text:style-name="P346">Car c’est au moment de l’exécution que l’exception se produit<text:s/></text:p>
      <text:p text:style-name="P347"/>
      <text:p text:style-name="P348"/>
      <text:p text:style-name="P349">4. Ajoutez une méthode à la classe retournant la valeur maximale des valeurs d’un tableau d’entiers passé en paramètre. Pensez à une valeur adaptée dans le cas d'un tableau vide.</text:p>
      <text:p text:style-name="P350"/>
      <text:p text:style-name="P351">#2.4.1 méthode ajoutée</text:p>
      <text:p text:style-name="P352"><text:span text:style-name="T353">    </text:span><text:span text:style-name="T354">p</text:span><text:span text:style-name="T355">ublic</text:span><text:span text:style-name="T356"> </text:span><text:span text:style-name="T357">static</text:span><text:span text:style-name="T358"> </text:span><text:span text:style-name="T359">int</text:span><text:span text:style-name="T360"> </text:span><text:span text:style-name="T361">maxVal</text:span><text:span text:style-name="T362">(</text:span><text:span text:style-name="T363">int</text:span><text:span text:style-name="T364">[]</text:span><text:span text:style-name="T365"> </text:span><text:span text:style-name="T366">tab</text:span><text:span text:style-name="T367">){</text:span></text:p>
      <text:p text:style-name="P368"><text:span text:style-name="T369">        </text:span><text:span text:style-name="T370">if</text:span><text:span text:style-name="T371">(</text:span><text:span text:style-name="T372">tab</text:span><text:span text:style-name="T373">.</text:span><text:span text:style-name="T374">length</text:span><text:span text:style-name="T375">&gt;</text:span><text:span text:style-name="T376">0</text:span><text:span text:style-name="T377">){</text:span></text:p>
      <text:p text:style-name="P378"><text:span text:style-name="T379">            </text:span><text:span text:style-name="T380">int</text:span><text:span text:style-name="T381"> max </text:span><text:span text:style-name="T382">=</text:span><text:span text:style-name="T383"> tab</text:span><text:span text:style-name="T384">[</text:span><text:span text:style-name="T385">0</text:span><text:span text:style-name="T386">];</text:span></text:p>
      <text:p text:style-name="P387"><text:span text:style-name="T388">            </text:span><text:span text:style-name="T389">for</text:span><text:span text:style-name="T390">(</text:span><text:span text:style-name="T391">int</text:span><text:span text:style-name="T392"> i</text:span><text:span text:style-name="T393">=</text:span><text:span text:style-name="T394">0</text:span><text:span text:style-name="T395">;</text:span><text:span text:style-name="T396"> i</text:span><text:span text:style-name="T397">&lt;</text:span><text:span text:style-name="T398">tab</text:span><text:span text:style-name="T399">.</text:span><text:span text:style-name="T400">length</text:span><text:span text:style-name="T401">;</text:span><text:span text:style-name="T402"> i</text:span><text:span text:style-name="T403">++</text:span><text:span text:style-name="T404">){</text:span></text:p>
      <text:p text:style-name="P405"><text:span text:style-name="T406">                </text:span><text:span text:style-name="T407">if</text:span><text:span text:style-name="T408">(</text:span><text:span text:style-name="T409">tab</text:span><text:span text:style-name="T410">[</text:span><text:span text:style-name="T411">i</text:span><text:span text:style-name="T412">]</text:span><text:span text:style-name="T413">&gt;</text:span><text:span text:style-name="T414">max</text:span><text:span text:style-name="T415">){</text:span></text:p>
      <text:p text:style-name="P416"><text:span text:style-name="T417">                    max </text:span><text:span text:style-name="T418">=</text:span><text:span text:style-name="T419"> tab</text:span><text:span text:style-name="T420">[</text:span><text:span text:style-name="T421">i</text:span><text:span text:style-name="T422">];</text:span></text:p>
      <text:p text:style-name="P423"><text:span text:style-name="T424">                </text:span><text:span text:style-name="T425">}</text:span></text:p>
      <text:p text:style-name="P426"><text:span text:style-name="T427">            </text:span><text:span text:style-name="T428">}</text:span></text:p>
      <text:p text:style-name="P429"><text:span text:style-name="T430">            </text:span><text:span text:style-name="T431">return</text:span><text:span text:style-name="T432"> max</text:span><text:span text:style-name="T433">;</text:span></text:p>
      <text:p text:style-name="P434"><text:span text:style-name="T435">        </text:span><text:span text:style-name="T436">}</text:span><text:span text:style-name="T437">else</text:span></text:p>
      <text:p text:style-name="P438"><text:span text:style-name="T439">            System</text:span><text:span text:style-name="T440">.</text:span><text:span text:style-name="T441">out</text:span><text:span text:style-name="T442">.</text:span><text:span text:style-name="T443">println</text:span><text:span text:style-name="T444">("</text:span><text:span text:style-name="T445">Tab is empty</text:span><text:span text:style-name="T446">");</text:span></text:p>
      <text:p text:style-name="P447"><text:span text:style-name="T448">            </text:span><text:span text:style-name="T449">return</text:span><text:span text:style-name="T450"> </text:span><text:span text:style-name="T451">1</text:span><text:span text:style-name="T452">;</text:span></text:p>
      <text:soft-page-break/>
      <text:p text:style-name="P453"><text:span text:style-name="T454">    </text:span><text:span text:style-name="T455">}</text:span></text:p>
      <text:p text:style-name="P456"><text:span text:style-name="T457"><text:tab/></text:span></text:p>
      <text:p text:style-name="P458">#2.4.2 test de la méthode ajoutée</text:p>
      <text:p text:style-name="P459"><text:span text:style-name="T460">    </text:span><text:span text:style-name="T461">public</text:span><text:span text:style-name="T462"> </text:span><text:span text:style-name="T463">static</text:span><text:span text:style-name="T464"> </text:span><text:span text:style-name="T465">void</text:span><text:span text:style-name="T466"> </text:span><text:span text:style-name="T467">main</text:span><text:span text:style-name="T468">(</text:span><text:span text:style-name="T469">String</text:span><text:span text:style-name="T470">[]</text:span><text:span text:style-name="T471"> </text:span><text:span text:style-name="T472">args</text:span><text:span text:style-name="T473">)</text:span><text:span text:style-name="T474"> </text:span><text:span text:style-name="T475">{</text:span></text:p>
      <text:p text:style-name="P476"><text:span text:style-name="T477">        </text:span><text:span text:style-name="T478">String</text:span><text:span text:style-name="T479">[]</text:span><text:span text:style-name="T480"> tab </text:span><text:span text:style-name="T481">=</text:span><text:span text:style-name="T482"> </text:span><text:span text:style-name="T483">{"</text:span><text:span text:style-name="T484">1</text:span><text:span text:style-name="T485">","</text:span><text:span text:style-name="T486">2</text:span><text:span text:style-name="T487">","</text:span><text:span text:style-name="T488">123</text:span><text:span text:style-name="T489">","</text:span><text:span text:style-name="T490">ok</text:span><text:span text:style-name="T491">","</text:span><text:span text:style-name="T492">23</text:span><text:span text:style-name="T493">"};</text:span></text:p>
      <text:p text:style-name="P494"><text:span text:style-name="T495">        </text:span><text:span text:style-name="T496">int</text:span><text:span text:style-name="T497">[]</text:span><text:span text:style-name="T498"> intTab </text:span><text:span text:style-name="T499">=</text:span><text:span text:style-name="T500"> </text:span><text:span text:style-name="T501">convertTab</text:span><text:span text:style-name="T502">(</text:span><text:span text:style-name="T503">tab</text:span><text:span text:style-name="T504">);</text:span></text:p>
      <text:p text:style-name="P505"><text:span text:style-name="T506">        </text:span><text:span text:style-name="T507">//showTab(intTab);</text:span></text:p>
      <text:p text:style-name="P508"><text:span text:style-name="T509">        System</text:span><text:span text:style-name="T510">.</text:span><text:span text:style-name="T511">out</text:span><text:span text:style-name="T512">.</text:span><text:span text:style-name="T513">println</text:span><text:span text:style-name="T514">(</text:span><text:span text:style-name="T515">maxVal</text:span><text:span text:style-name="T516">(</text:span><text:span text:style-name="T517">intTab</text:span><text:span text:style-name="T518">));</text:span></text:p>
      <text:p text:style-name="P519"><text:span text:style-name="T520">    </text:span><text:span text:style-name="T521">}</text:span></text:p>
      <text:p text:style-name="P522"/>
      <text:p text:style-name="P523">123</text:p>
      <text:p text:style-name="P524"/>
      <text:p text:style-name="P525"/>
      <text:p text:style-name="P526">5. On souhaite ajouter une méthode de classe qui permettrait d’échanger la valeur minimale d’un premier tableau d’entiers<text:s/>transmis en paramètre avec la valeur maximale d’un second tableau d’entiers.</text:p>
      <text:p text:style-name="P527"/>
      <text:p text:style-name="P528">#2.5.1 méthode ajoutée si cela est possible</text:p>
      <text:p text:style-name="P529"><text:span text:style-name="T530">    </text:span><text:span text:style-name="T531">public</text:span><text:span text:style-name="T532"> </text:span><text:span text:style-name="T533">static</text:span><text:span text:style-name="T534"> </text:span><text:span text:style-name="T535">int</text:span><text:span text:style-name="T536">[][]</text:span><text:span text:style-name="T537"> </text:span><text:span text:style-name="T538">swapMinMax</text:span><text:span text:style-name="T539">(</text:span><text:span text:style-name="T540">int</text:span><text:span text:style-name="T541">[]</text:span><text:span text:style-name="T542"> </text:span><text:span text:style-name="T543">min</text:span><text:span text:style-name="T544">,</text:span><text:span text:style-name="T545"> </text:span><text:span text:style-name="T546">int</text:span><text:span text:style-name="T547">[]</text:span><text:span text:style-name="T548"> </text:span><text:span text:style-name="T549">max</text:span><text:span text:style-name="T550">){</text:span></text:p>
      <text:p text:style-name="P551"><text:span text:style-name="T552">        </text:span><text:span text:style-name="T553">int</text:span><text:span text:style-name="T554"> valMin </text:span><text:span text:style-name="T555">=</text:span><text:span text:style-name="T556"> min</text:span><text:span text:style-name="T557">[</text:span><text:span text:style-name="T558">0</text:span><text:span text:style-name="T559">];</text:span></text:p>
      <text:p text:style-name="P560"><text:span text:style-name="T561">        </text:span><text:span text:style-name="T562">int</text:span><text:span text:style-name="T563"> posMin </text:span><text:span text:style-name="T564">=</text:span><text:span text:style-name="T565"> </text:span><text:span text:style-name="T566">0</text:span><text:span text:style-name="T567">;</text:span></text:p>
      <text:p text:style-name="P568"><text:span text:style-name="T569">        </text:span><text:span text:style-name="T570">int</text:span><text:span text:style-name="T571"> valMax </text:span><text:span text:style-name="T572">=</text:span><text:span text:style-name="T573"> max</text:span><text:span text:style-name="T574">[</text:span><text:span text:style-name="T575">0</text:span><text:span text:style-name="T576">];</text:span></text:p>
      <text:p text:style-name="P577"><text:span text:style-name="T578">        </text:span><text:span text:style-name="T579">int</text:span><text:span text:style-name="T580"> posMax </text:span><text:span text:style-name="T581">=</text:span><text:span text:style-name="T582"> </text:span><text:span text:style-name="T583">0</text:span><text:span text:style-name="T584">;</text:span></text:p>
      <text:p text:style-name="P585"><text:span text:style-name="T586">        </text:span><text:span text:style-name="T587">for</text:span><text:span text:style-name="T588">(</text:span><text:span text:style-name="T589">int</text:span><text:span text:style-name="T590"> i</text:span><text:span text:style-name="T591">=</text:span><text:span text:style-name="T592">0</text:span><text:span text:style-name="T593">;</text:span><text:span text:style-name="T594"> i</text:span><text:span text:style-name="T595">&lt;</text:span><text:span text:style-name="T596">min</text:span><text:span text:style-name="T597">.</text:span><text:span text:style-name="T598">length</text:span><text:span text:style-name="T599">;</text:span><text:span text:style-name="T600"> i</text:span><text:span text:style-name="T601">++</text:span><text:span text:style-name="T602">){</text:span></text:p>
      <text:p text:style-name="P603"><text:span text:style-name="T604">            </text:span><text:span text:style-name="T605">if</text:span><text:span text:style-name="T606">(</text:span><text:span text:style-name="T607">valMin</text:span><text:span text:style-name="T608">&gt;</text:span><text:span text:style-name="T609">min</text:span><text:span text:style-name="T610">[</text:span><text:span text:style-name="T611">i</text:span><text:span text:style-name="T612">]){</text:span></text:p>
      <text:p text:style-name="P613"><text:span text:style-name="T614">                valMin </text:span><text:span text:style-name="T615">=</text:span><text:span text:style-name="T616"> min</text:span><text:span text:style-name="T617">[</text:span><text:span text:style-name="T618">i</text:span><text:span text:style-name="T619">];</text:span></text:p>
      <text:p text:style-name="P620"><text:span text:style-name="T621">                posMin </text:span><text:span text:style-name="T622">=</text:span><text:span text:style-name="T623"> i</text:span><text:span text:style-name="T624">;</text:span></text:p>
      <text:p text:style-name="P625"><text:span text:style-name="T626">            </text:span><text:span text:style-name="T627">}</text:span></text:p>
      <text:p text:style-name="P628"><text:span text:style-name="T629">        </text:span><text:span text:style-name="T630">}</text:span></text:p>
      <text:p text:style-name="P631"><text:span text:style-name="T632">        </text:span><text:span text:style-name="T633">for</text:span><text:span text:style-name="T634">(</text:span><text:span text:style-name="T635">int</text:span><text:span text:style-name="T636"> i</text:span><text:span text:style-name="T637">=</text:span><text:span text:style-name="T638">0</text:span><text:span text:style-name="T639">;</text:span><text:span text:style-name="T640"> i</text:span><text:span text:style-name="T641">&lt;</text:span><text:span text:style-name="T642">max</text:span><text:span text:style-name="T643">.</text:span><text:span text:style-name="T644">length</text:span><text:span text:style-name="T645">;</text:span><text:span text:style-name="T646"> i</text:span><text:span text:style-name="T647">++</text:span><text:span text:style-name="T648">){</text:span></text:p>
      <text:p text:style-name="P649"><text:span text:style-name="T650">            </text:span><text:span text:style-name="T651">if</text:span><text:span text:style-name="T652">(</text:span><text:span text:style-name="T653">valMax</text:span><text:span text:style-name="T654">&lt;</text:span><text:span text:style-name="T655">max</text:span><text:span text:style-name="T656">[</text:span><text:span text:style-name="T657">i</text:span><text:span text:style-name="T658">]){</text:span></text:p>
      <text:p text:style-name="P659"><text:span text:style-name="T660">                valMax </text:span><text:span text:style-name="T661">=</text:span><text:span text:style-name="T662"> max</text:span><text:span text:style-name="T663">[</text:span><text:span text:style-name="T664">i</text:span><text:span text:style-name="T665">];</text:span></text:p>
      <text:p text:style-name="P666"><text:span text:style-name="T667">                </text:span><text:span text:style-name="T668">posMax </text:span><text:span text:style-name="T669">=</text:span><text:span text:style-name="T670"> i</text:span><text:span text:style-name="T671">;</text:span></text:p>
      <text:p text:style-name="P672"><text:span text:style-name="T673">            </text:span><text:span text:style-name="T674">}</text:span></text:p>
      <text:p text:style-name="P675"><text:span text:style-name="T676">        </text:span><text:span text:style-name="T677">}</text:span></text:p>
      <text:p text:style-name="P678"><text:span text:style-name="T679">        </text:span><text:span text:style-name="T680">int</text:span><text:span text:style-name="T681"> temp </text:span><text:span text:style-name="T682">=</text:span><text:span text:style-name="T683"> min</text:span><text:span text:style-name="T684">[</text:span><text:span text:style-name="T685">posMin</text:span><text:span text:style-name="T686">];</text:span></text:p>
      <text:p text:style-name="P687"><text:span text:style-name="T688">        min</text:span><text:span text:style-name="T689">[</text:span><text:span text:style-name="T690">posMin</text:span><text:span text:style-name="T691">]</text:span><text:span text:style-name="T692"> </text:span><text:span text:style-name="T693">=</text:span><text:span text:style-name="T694"> max</text:span><text:span text:style-name="T695">[</text:span><text:span text:style-name="T696">posMax</text:span><text:span text:style-name="T697">];</text:span></text:p>
      <text:p text:style-name="P698"><text:span text:style-name="T699">        </text:span><text:span text:style-name="T700">max</text:span><text:span text:style-name="T701">[</text:span><text:span text:style-name="T702">posMax</text:span><text:span text:style-name="T703">]</text:span><text:span text:style-name="T704"> </text:span><text:span text:style-name="T705">=</text:span><text:span text:style-name="T706"> temp</text:span><text:span text:style-name="T707">;</text:span></text:p>
      <text:p text:style-name="P708"/>
      <text:p text:style-name="P709"><text:span text:style-name="T710">        </text:span><text:span text:style-name="T711">int</text:span><text:span text:style-name="T712">[][]</text:span><text:span text:style-name="T713"> outputTab </text:span><text:span text:style-name="T714">=</text:span><text:span text:style-name="T715"> </text:span><text:span text:style-name="T716">{</text:span><text:span text:style-name="T717">min</text:span><text:span text:style-name="T718">,</text:span><text:span text:style-name="T719">max</text:span><text:span text:style-name="T720">};</text:span></text:p>
      <text:p text:style-name="P721"><text:span text:style-name="T722">        </text:span><text:span text:style-name="T723">return</text:span><text:span text:style-name="T724"> outputTab</text:span><text:span text:style-name="T725">;</text:span></text:p>
      <text:p text:style-name="P726"><text:span text:style-name="T727">    </text:span><text:span text:style-name="T728">}</text:span></text:p>
      <text:p text:style-name="P729"/>
      <text:p text:style-name="P730">#2.5.2 test de la méthode ajoutée</text:p>
      <text:p text:style-name="P731"><text:span text:style-name="T732">        </text:span><text:span text:style-name="T733">String</text:span><text:span text:style-name="T734">[]</text:span><text:span text:style-name="T735"> tab </text:span><text:span text:style-name="T736">=</text:span><text:span text:style-name="T737"> </text:span><text:span text:style-name="T738">{"</text:span><text:span text:style-name="T739">1</text:span><text:span text:style-name="T740">","</text:span><text:span text:style-name="T741">2</text:span><text:span text:style-name="T742">","</text:span><text:span text:style-name="T743">123</text:span><text:span text:style-name="T744">","</text:span><text:span text:style-name="T745">ok</text:span><text:span text:style-name="T746">","</text:span><text:span text:style-name="T747">23</text:span><text:span text:style-name="T748">"};</text:span></text:p>
      <text:p text:style-name="P749"><text:span text:style-name="T750">        </text:span><text:span text:style-name="T751">String</text:span><text:span text:style-name="T752">[]</text:span><text:span text:style-name="T753"> tab2 </text:span><text:span text:style-name="T754">=</text:span><text:span text:style-name="T755"> </text:span><text:span text:style-name="T756">{"</text:span><text:span text:style-name="T757">24</text:span><text:span text:style-name="T758">","</text:span><text:span text:style-name="T759">11</text:span><text:span text:style-name="T760">","</text:span><text:span text:style-name="T761">1303</text:span><text:span text:style-name="T762">","</text:span><text:span text:style-name="T763">89</text:span><text:span text:style-name="T764">","</text:span><text:span text:style-name="T765">-78</text:span><text:span text:style-name="T766">"};</text:span></text:p>
      <text:p text:style-name="P767"><text:span text:style-name="T768">        </text:span><text:span text:style-name="T769">int</text:span><text:span text:style-name="T770">[]</text:span><text:span text:style-name="T771"> intTab </text:span><text:span text:style-name="T772">=</text:span><text:span text:style-name="T773"> </text:span><text:span text:style-name="T774">convertTab</text:span><text:span text:style-name="T775">(</text:span><text:span text:style-name="T776">tab</text:span><text:span text:style-name="T777">);</text:span></text:p>
      <text:p text:style-name="P778"><text:span text:style-name="T779">        </text:span><text:span text:style-name="T780">int</text:span><text:span text:style-name="T781">[]</text:span><text:span text:style-name="T782"> intTab2 </text:span><text:span text:style-name="T783">=</text:span><text:span text:style-name="T784"> </text:span><text:span text:style-name="T785">convertTab</text:span><text:span text:style-name="T786">(</text:span><text:span text:style-name="T787">tab2</text:span><text:span text:style-name="T788">);</text:span></text:p>
      <text:p text:style-name="P789"><text:span text:style-name="T790">        </text:span><text:span text:style-name="T791">int</text:span><text:span text:style-name="T792"> </text:span><text:span text:style-name="T793">[][]</text:span><text:span text:style-name="T794"> swappedTabs </text:span><text:span text:style-name="T795">=</text:span><text:span text:style-name="T796"> </text:span><text:span text:style-name="T797">swapMinMax</text:span><text:span text:style-name="T798">(</text:span><text:span text:style-name="T799">intTab</text:span><text:span text:style-name="T800">,</text:span><text:span text:style-name="T801"> intTab2</text:span><text:span text:style-name="T802">);</text:span></text:p>
      <text:p text:style-name="P803"><text:span text:style-name="T804">        </text:span><text:span text:style-name="T805">showTab</text:span><text:span text:style-name="T806">(</text:span><text:span text:style-name="T807">swappedTabs</text:span><text:span text:style-name="T808">[</text:span><text:span text:style-name="T809">0</text:span><text:span text:style-name="T810">]);</text:span></text:p>
      <text:soft-page-break/>
      <text:p text:style-name="P811"><text:span text:style-name="T812">        </text:span><text:span text:style-name="T813">showTab</text:span><text:span text:style-name="T814">(</text:span><text:span text:style-name="T815">swappedTabs</text:span><text:span text:style-name="T816">[</text:span><text:span text:style-name="T817">1</text:span><text:span text:style-name="T818">]);</text:span></text:p>
      <text:p text:style-name="P819"/>
      <text:p text:style-name="P820"/>
      <text:p text:style-name="P821">[1,2,123,1303,23]</text:p>
      <text:p text:style-name="P822">[24,11,0,89,-78]</text:p>
      <text:p text:style-name="P823"/>
      <text:p text:style-name="P824"/>
      <text:p text:style-name="P825"/>
      <text:p text:style-name="P826">6. On souhaite maintenant ajouter une méthode de classe qui retourne la somme des<text:s/>entiers transmis en acceptant un nombre quelconque d’entiers directement en paramètres de la méthode.</text:p>
      <text:p text:style-name="P827"/>
      <text:p text:style-name="P828">#2.6.1 méthode ajoutée si cela est possible</text:p>
      <text:p text:style-name="P829"><text:span text:style-name="T830">    </text:span><text:span text:style-name="T831">public</text:span><text:span text:style-name="T832"> </text:span><text:span text:style-name="T833">static</text:span><text:span text:style-name="T834"> </text:span><text:span text:style-name="T835">int</text:span><text:span text:style-name="T836"> </text:span><text:span text:style-name="T837">addAll</text:span><text:span text:style-name="T838">(</text:span><text:span text:style-name="T839">int</text:span><text:span text:style-name="T840">...</text:span><text:span text:style-name="T841"> </text:span><text:span text:style-name="T842">args</text:span><text:span text:style-name="T843">){</text:span></text:p>
      <text:p text:style-name="P844"><text:span text:style-name="T845">        </text:span><text:span text:style-name="T846">int</text:span><text:span text:style-name="T847"> sum </text:span><text:span text:style-name="T848">=</text:span><text:span text:style-name="T849"> </text:span><text:span text:style-name="T850">0</text:span><text:span text:style-name="T851">;</text:span></text:p>
      <text:p text:style-name="P852"><text:span text:style-name="T853">        </text:span><text:span text:style-name="T854">for</text:span><text:span text:style-name="T855"> </text:span><text:span text:style-name="T856">(</text:span><text:span text:style-name="T857">int</text:span><text:span text:style-name="T858"> arg </text:span><text:span text:style-name="T859">:</text:span><text:span text:style-name="T860"> args</text:span><text:span text:style-name="T861">){</text:span></text:p>
      <text:p text:style-name="P862"><text:span text:style-name="T863">            </text:span><text:span text:style-name="T864">sum</text:span><text:span text:style-name="T865">+=</text:span><text:span text:style-name="T866">arg</text:span><text:span text:style-name="T867">;</text:span></text:p>
      <text:p text:style-name="P868"><text:span text:style-name="T869">        </text:span><text:span text:style-name="T870">}</text:span></text:p>
      <text:p text:style-name="P871"><text:span text:style-name="T872">        </text:span><text:span text:style-name="T873">return</text:span><text:span text:style-name="T874"> sum</text:span><text:span text:style-name="T875">;</text:span></text:p>
      <text:p text:style-name="P876"><text:span text:style-name="T877">    </text:span><text:span text:style-name="T878">}</text:span></text:p>
      <text:p text:style-name="P879"/>
      <text:p text:style-name="P880">#2.6.2 test de la méthode ajoutée</text:p>
      <text:p text:style-name="P881"><text:span text:style-name="T882">System</text:span><text:span text:style-name="T883">.</text:span><text:span text:style-name="T884">out</text:span><text:span text:style-name="T885">.</text:span><text:span text:style-name="T886">println</text:span><text:span text:style-name="T887">(</text:span><text:span text:style-name="T888">addAll</text:span><text:span text:style-name="T889">(</text:span><text:span text:style-name="T890">454</text:span><text:span text:style-name="T891">,</text:span><text:span text:style-name="T892">231</text:span><text:span text:style-name="T893">,</text:span><text:span text:style-name="T894">12</text:span><text:span text:style-name="T895">,</text:span><text:span text:style-name="T896">90</text:span><text:span text:style-name="T897">,</text:span><text:span text:style-name="T898">2133</text:span><text:span text:style-name="T899">));</text:span></text:p>
      <text:p text:style-name="P900">2920</text:p>
      <text:p text:style-name="P901"/>
      <text:p text:style-name="P902"/>
      <text:p text:style-name="P903"><text:span text:style-name="T904">7. Créez un fichier JAR ne contenant que le code<text:s/></text:span><text:span text:style-name="T905">compilé de votre classe, et utilisez-le dans la méthode<text:s/></text:span><text:span text:style-name="T906">main</text:span><text:span text:style-name="T907"><text:s/>d’une nouvelle classe d'un autre package de votre choix. Créez automatiquement la documentation Javadoc de votre classe.</text:span></text:p>
      <text:p text:style-name="P908"/>
      <text:p text:style-name="P909">#2.7.1 nouvelle classe ajoutée</text:p>
      <text:p text:style-name="P910">...</text:p>
      <text:p text:style-name="P911"/>
      <text:p text:style-name="P912"/>
      <text:p text:style-name="P913">#2.7.2 Quelles sont les étapes pour<text:s/>la création de la Javadoc et de l'archive JAR ?</text:p>
      <text:p text:style-name="P914">...</text:p>
      <text:p text:style-name="P915"/>
      <text:p text:style-name="P916"/>
      <text:p text:style-name="P917"/>
      <text:p text:style-name="P918"/>
      <text:p text:style-name="P919">Transmettre par courrier électronique:</text:p>
      <text:p text:style-name="P920"><text:tab/>to : aurelien.max@u-psud.fr</text:p>
      <text:p text:style-name="P921"><text:span text:style-name="T922"><text:tab/>title : [Polytech &gt; App3] rendu exo2 MonPrénom MonNom</text:span></text:p>
      <text:p text:style-name="P923"><text:span text:style-name="T924"><text:tab/>attached : <text:s/></text:span><text:span text:style-name="T925">app3_java_exo2_MonPrénomMonNom.odt</text:span></text:p>
      <text:p text:style-name="P926"/>
      <text:p text:style-name="P9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ven Kerautret</dc:creator>
    <meta:creation-date>2019-10-10T09:23:00Z</meta:creation-date>
    <dc:date>2019-10-14T06:55:00Z</dc:date>
    <meta:template xlink:href="Normal.dotm" xlink:type="simple"/>
    <meta:editing-cycles>6</meta:editing-cycles>
    <meta:editing-duration>PT2820S</meta:editing-duration>
    <meta:document-statistic meta:page-count="4" meta:paragraph-count="11" meta:word-count="861" meta:character-count="5590" meta:row-count="39" meta:non-whitespace-character-count="4740"/>
  </office:meta>
</office:document-meta>
</file>